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vertical-align="middle"/>
    </style:style>
    <style:style style:name="ce4" style:family="table-cell" style:parent-style-name="Default">
      <style:table-cell-properties fo:wrap-option="wrap" fo:border="none" style:vertical-align="middle"/>
    </style:style>
    <style:style style:name="ce5"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16379"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5"/>
        <table:table-column table:style-name="co12" table:default-cell-style-name="ce3"/>
        <table:table-column table:style-name="co6" table:number-columns-repeated="16378"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6">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5"/>
        <table:table-column table:style-name="co12"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4"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5">00-00-0000</text:date>, <text:time style:data-style-name="N2" text:time-value="11:24:57.6166757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5T11:51:32.243158218</dc:date>
    <meta:editing-duration>PT11H32M30S</meta:editing-duration>
    <meta:editing-cycles>121</meta:editing-cycles>
    <meta:generator>LibreOffice/24.2.3.2$Linux_X86_64 LibreOffice_project/433d9c2ded56988e8a90e6b2e771ee4e6a5ab2ba</meta:generator>
    <meta:document-statistic meta:table-count="3" meta:cell-count="106" meta:object-count="0"/>
  </office:meta>
</office:document-meta>
</file>